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1.912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0.751cm"/>
    </style:style>
    <style:style style:name="co11" style:family="table-column">
      <style:table-column-properties fo:break-before="auto" style:column-width="1.32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fo:padding="0.071cm"/>
      <style:text-properties style:font-name="Arial" style:font-name-asian="Droid Sans Fallback" style:font-name-complex="DejaVu Sans"/>
    </style:style>
    <style:style style:name="ce4" style:family="table-cell" style:parent-style-name="Default">
      <style:table-cell-properties style:cell-protect="protected" style:print-content="true" fo:padding="0.071cm"/>
    </style:style>
    <style:style style:name="ce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fo:padding="0.071cm"/>
    </style:style>
    <style:style style:name="ce7" style:family="table-cell" style:parent-style-name="Default">
      <style:table-cell-properties fo:padding="0.071cm"/>
      <style:text-properties style:font-name="Arial" style:font-name-asian="Droid Sans Fallback" style:font-name-complex="DejaVu Sans"/>
    </style:style>
  </office:automatic-styles>
  <office:body>
    <office:spreadsheet>
      <table:table table:name="eil5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3"/>
        <table:table-column table:style-name="co2" table:number-columns-repeated="233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gr96</text:p>
          </table:table-cell>
          <table:table-cell office:value-type="string" calcext:value-type="string">
            <text:p>ótimo</text:p>
          </table:table-cell>
          <table:table-cell office:value-type="float" office:value="426" calcext:value-type="float">
            <text:p>426</text:p>
          </table:table-cell>
          <table:table-cell table:number-columns-repeated="237"/>
        </table:table-row>
        <table:table-row table:style-name="ro1">
          <table:table-cell table:number-columns-repeated="2"/>
          <table:table-cell table:style-name="ce4"/>
          <table:table-cell table:number-columns-repeated="237"/>
        </table:table-row>
        <table:table-row table:style-name="ro1">
          <table:table-cell office:value-type="string" calcext:value-type="string">
            <text:p>execução</text:p>
          </table:table-cell>
          <table:table-cell office:value-type="string" calcext:value-type="string">
            <text:p>melhor</text:p>
          </table:table-cell>
          <table:table-cell table:style-name="ce4" office:value-type="string" calcext:value-type="string">
            <text:p>ótimo</text:p>
          </table:table-cell>
          <table:table-cell office:value-type="string" calcext:value-type="string">
            <text:p>geração</text:p>
          </table:table-cell>
          <table:table-cell office:value-type="string" calcext:value-type="string">
            <text:p>Erro %</text:p>
          </table:table-cell>
          <table:table-cell office:value-type="string" calcext:value-type="string">
            <text:p>Tempo (s)</text:p>
          </table:table-cell>
          <table:table-cell table:number-columns-repeated="230"/>
          <table:table-cell table:style-name="ce1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8.981647" calcext:value-type="float">
            <text:p>428,981647</text:p>
          </table:table-cell>
          <table:table-cell office:value-type="float" office:value="426" calcext:value-type="float">
            <text:p>426</text:p>
          </table:table-cell>
          <table:table-cell office:value-type="float" office:value="45" calcext:value-type="float">
            <text:p>45</text:p>
          </table:table-cell>
          <table:table-cell table:formula="of:=(([.B4]-[.C4])/[.C4])*100" office:value-type="float" office:value="0.699917136150237" calcext:value-type="float">
            <text:p>0,6999171362</text:p>
          </table:table-cell>
          <table:table-cell office:value-type="float" office:value="11" calcext:value-type="float">
            <text:p>11</text:p>
          </table:table-cell>
          <table:table-cell table:number-columns-repeated="23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9.11794" calcext:value-type="float">
            <text:p>429,11794</text:p>
          </table:table-cell>
          <table:table-cell office:value-type="float" office:value="426" calcext:value-type="float">
            <text:p>426</text:p>
          </table:table-cell>
          <table:table-cell office:value-type="float" office:value="52" calcext:value-type="float">
            <text:p>52</text:p>
          </table:table-cell>
          <table:table-cell table:formula="of:=(([.B5]-[.C5])/[.C5])*100" office:value-type="float" office:value="0.73191079812206" calcext:value-type="float">
            <text:p>0,7319107981</text:p>
          </table:table-cell>
          <table:table-cell office:value-type="float" office:value="9" calcext:value-type="float">
            <text:p>9</text:p>
          </table:table-cell>
          <table:table-cell table:number-columns-repeated="23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29.530284" calcext:value-type="float">
            <text:p>429,530284</text:p>
          </table:table-cell>
          <table:table-cell office:value-type="float" office:value="426" calcext:value-type="float">
            <text:p>426</text:p>
          </table:table-cell>
          <table:table-cell office:value-type="float" office:value="50" calcext:value-type="float">
            <text:p>50</text:p>
          </table:table-cell>
          <table:table-cell table:formula="of:=(([.B6]-[.C6])/[.C6])*100" office:value-type="float" office:value="0.828705164319248" calcext:value-type="float">
            <text:p>0,8287051643</text:p>
          </table:table-cell>
          <table:table-cell office:value-type="float" office:value="9" calcext:value-type="float">
            <text:p>9</text:p>
          </table:table-cell>
          <table:table-cell table:number-columns-repeated="23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8.981647" calcext:value-type="float">
            <text:p>428,981647</text:p>
          </table:table-cell>
          <table:table-cell office:value-type="float" office:value="426" calcext:value-type="float">
            <text:p>426</text:p>
          </table:table-cell>
          <table:table-cell office:value-type="float" office:value="93" calcext:value-type="float">
            <text:p>93</text:p>
          </table:table-cell>
          <table:table-cell table:formula="of:=(([.B7]-[.C7])/[.C7])*100" office:value-type="float" office:value="0.699917136150237" calcext:value-type="float">
            <text:p>0,6999171362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8.871757" calcext:value-type="float">
            <text:p>428,871757</text:p>
          </table:table-cell>
          <table:table-cell office:value-type="float" office:value="426" calcext:value-type="float">
            <text:p>426</text:p>
          </table:table-cell>
          <table:table-cell office:value-type="float" office:value="66" calcext:value-type="float">
            <text:p>66</text:p>
          </table:table-cell>
          <table:table-cell table:formula="of:=(([.B8]-[.C8])/[.C8])*100" office:value-type="float" office:value="0.674121361502348" calcext:value-type="float">
            <text:p>0,6741213615</text:p>
          </table:table-cell>
          <table:table-cell office:value-type="float" office:value="9" calcext:value-type="float">
            <text:p>9</text:p>
          </table:table-cell>
          <table:table-cell table:number-columns-repeated="23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9.11794" calcext:value-type="float">
            <text:p>429,11794</text:p>
          </table:table-cell>
          <table:table-cell office:value-type="float" office:value="426" calcext:value-type="float">
            <text:p>426</text:p>
          </table:table-cell>
          <table:table-cell office:value-type="float" office:value="50" calcext:value-type="float">
            <text:p>50</text:p>
          </table:table-cell>
          <table:table-cell table:formula="of:=(([.B9]-[.C9])/[.C9])*100" office:value-type="float" office:value="0.73191079812206" calcext:value-type="float">
            <text:p>0,7319107981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28.981647" calcext:value-type="float">
            <text:p>428,981647</text:p>
          </table:table-cell>
          <table:table-cell office:value-type="float" office:value="426" calcext:value-type="float">
            <text:p>426</text:p>
          </table:table-cell>
          <table:table-cell office:value-type="float" office:value="40" calcext:value-type="float">
            <text:p>40</text:p>
          </table:table-cell>
          <table:table-cell table:formula="of:=(([.B10]-[.C10])/[.C10])*100" office:value-type="float" office:value="0.699917136150237" calcext:value-type="float">
            <text:p>0,6999171362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29.530284" calcext:value-type="float">
            <text:p>429,530284</text:p>
          </table:table-cell>
          <table:table-cell office:value-type="float" office:value="426" calcext:value-type="float">
            <text:p>426</text:p>
          </table:table-cell>
          <table:table-cell office:value-type="float" office:value="62" calcext:value-type="float">
            <text:p>62</text:p>
          </table:table-cell>
          <table:table-cell table:formula="of:=(([.B11]-[.C11])/[.C11])*100" office:value-type="float" office:value="0.828705164319248" calcext:value-type="float">
            <text:p>0,8287051643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29.530284" calcext:value-type="float">
            <text:p>429,530284</text:p>
          </table:table-cell>
          <table:table-cell office:value-type="float" office:value="426" calcext:value-type="float">
            <text:p>426</text:p>
          </table:table-cell>
          <table:table-cell office:value-type="float" office:value="45" calcext:value-type="float">
            <text:p>45</text:p>
          </table:table-cell>
          <table:table-cell table:formula="of:=(([.B12]-[.C12])/[.C12])*100" office:value-type="float" office:value="0.828705164319248" calcext:value-type="float">
            <text:p>0,8287051643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9.530284" calcext:value-type="float">
            <text:p>429,530284</text:p>
          </table:table-cell>
          <table:table-cell office:value-type="float" office:value="426" calcext:value-type="float">
            <text:p>426</text:p>
          </table:table-cell>
          <table:table-cell office:value-type="float" office:value="28" calcext:value-type="float">
            <text:p>28</text:p>
          </table:table-cell>
          <table:table-cell table:formula="of:=(([.B13]-[.C13])/[.C13])*100" office:value-type="float" office:value="0.828705164319248" calcext:value-type="float">
            <text:p>0,8287051643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29.530284" calcext:value-type="float">
            <text:p>429,530284</text:p>
          </table:table-cell>
          <table:table-cell office:value-type="float" office:value="426" calcext:value-type="float">
            <text:p>426</text:p>
          </table:table-cell>
          <table:table-cell office:value-type="float" office:value="66" calcext:value-type="float">
            <text:p>66</text:p>
          </table:table-cell>
          <table:table-cell table:formula="of:=(([.B14]-[.C14])/[.C14])*100" office:value-type="float" office:value="0.828705164319248" calcext:value-type="float">
            <text:p>0,8287051643</text:p>
          </table:table-cell>
          <table:table-cell office:value-type="float" office:value="11" calcext:value-type="float">
            <text:p>11</text:p>
          </table:table-cell>
          <table:table-cell table:number-columns-repeated="23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28.981647" calcext:value-type="float">
            <text:p>428,981647</text:p>
          </table:table-cell>
          <table:table-cell office:value-type="float" office:value="426" calcext:value-type="float">
            <text:p>426</text:p>
          </table:table-cell>
          <table:table-cell office:value-type="float" office:value="37" calcext:value-type="float">
            <text:p>37</text:p>
          </table:table-cell>
          <table:table-cell table:formula="of:=(([.B15]-[.C15])/[.C15])*100" office:value-type="float" office:value="0.699917136150237" calcext:value-type="float">
            <text:p>0,6999171362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29.530284" calcext:value-type="float">
            <text:p>429,530284</text:p>
          </table:table-cell>
          <table:table-cell office:value-type="float" office:value="426" calcext:value-type="float">
            <text:p>426</text:p>
          </table:table-cell>
          <table:table-cell office:value-type="float" office:value="92" calcext:value-type="float">
            <text:p>92</text:p>
          </table:table-cell>
          <table:table-cell table:formula="of:=(([.B16]-[.C16])/[.C16])*100" office:value-type="float" office:value="0.828705164319248" calcext:value-type="float">
            <text:p>0,8287051643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29.484081" calcext:value-type="float">
            <text:p>429,484081</text:p>
          </table:table-cell>
          <table:table-cell office:value-type="float" office:value="426" calcext:value-type="float">
            <text:p>426</text:p>
          </table:table-cell>
          <table:table-cell office:value-type="float" office:value="68" calcext:value-type="float">
            <text:p>68</text:p>
          </table:table-cell>
          <table:table-cell table:formula="of:=(([.B17]-[.C17])/[.C17])*100" office:value-type="float" office:value="0.817859389671362" calcext:value-type="float">
            <text:p>0,8178593897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8.871757" calcext:value-type="float">
            <text:p>428,871757</text:p>
          </table:table-cell>
          <table:table-cell office:value-type="float" office:value="426" calcext:value-type="float">
            <text:p>426</text:p>
          </table:table-cell>
          <table:table-cell office:value-type="float" office:value="25" calcext:value-type="float">
            <text:p>25</text:p>
          </table:table-cell>
          <table:table-cell table:formula="of:=(([.B18]-[.C18])/[.C18])*100" office:value-type="float" office:value="0.674121361502348" calcext:value-type="float">
            <text:p>0,6741213615</text:p>
          </table:table-cell>
          <table:table-cell office:value-type="float" office:value="11" calcext:value-type="float">
            <text:p>11</text:p>
          </table:table-cell>
          <table:table-cell table:number-columns-repeated="23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28.981647" calcext:value-type="float">
            <text:p>428,981647</text:p>
          </table:table-cell>
          <table:table-cell office:value-type="float" office:value="426" calcext:value-type="float">
            <text:p>426</text:p>
          </table:table-cell>
          <table:table-cell office:value-type="float" office:value="105" calcext:value-type="float">
            <text:p>105</text:p>
          </table:table-cell>
          <table:table-cell table:formula="of:=(([.B19]-[.C19])/[.C19])*100" office:value-type="float" office:value="0.699917136150237" calcext:value-type="float">
            <text:p>0,6999171362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9.530284" calcext:value-type="float">
            <text:p>429,530284</text:p>
          </table:table-cell>
          <table:table-cell office:value-type="float" office:value="426" calcext:value-type="float">
            <text:p>426</text:p>
          </table:table-cell>
          <table:table-cell office:value-type="float" office:value="26" calcext:value-type="float">
            <text:p>26</text:p>
          </table:table-cell>
          <table:table-cell table:formula="of:=(([.B20]-[.C20])/[.C20])*100" office:value-type="float" office:value="0.828705164319248" calcext:value-type="float">
            <text:p>0,8287051643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29.530284" calcext:value-type="float">
            <text:p>429,530284</text:p>
          </table:table-cell>
          <table:table-cell office:value-type="float" office:value="426" calcext:value-type="float">
            <text:p>426</text:p>
          </table:table-cell>
          <table:table-cell office:value-type="float" office:value="44" calcext:value-type="float">
            <text:p>44</text:p>
          </table:table-cell>
          <table:table-cell table:formula="of:=(([.B21]-[.C21])/[.C21])*100" office:value-type="float" office:value="0.828705164319248" calcext:value-type="float">
            <text:p>0,8287051643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29.530284" calcext:value-type="float">
            <text:p>429,530284</text:p>
          </table:table-cell>
          <table:table-cell office:value-type="float" office:value="426" calcext:value-type="float">
            <text:p>426</text:p>
          </table:table-cell>
          <table:table-cell office:value-type="float" office:value="62" calcext:value-type="float">
            <text:p>62</text:p>
          </table:table-cell>
          <table:table-cell table:formula="of:=(([.B22]-[.C22])/[.C22])*100" office:value-type="float" office:value="0.828705164319248" calcext:value-type="float">
            <text:p>0,8287051643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29.530284" calcext:value-type="float">
            <text:p>429,530284</text:p>
          </table:table-cell>
          <table:table-cell office:value-type="float" office:value="426" calcext:value-type="float">
            <text:p>426</text:p>
          </table:table-cell>
          <table:table-cell office:value-type="float" office:value="78" calcext:value-type="float">
            <text:p>78</text:p>
          </table:table-cell>
          <table:table-cell table:formula="of:=(([.B23]-[.C23])/[.C23])*100" office:value-type="float" office:value="0.828705164319248" calcext:value-type="float">
            <text:p>0,8287051643</text:p>
          </table:table-cell>
          <table:table-cell office:value-type="float" office:value="10" calcext:value-type="float">
            <text:p>10</text:p>
          </table:table-cell>
          <table:table-cell table:number-columns-repeated="234"/>
        </table:table-row>
        <table:table-row table:style-name="ro1">
          <table:table-cell table:number-columns-repeated="2"/>
          <table:table-cell table:style-name="ce4"/>
          <table:table-cell table:number-columns-repeated="237"/>
        </table:table-row>
        <table:table-row table:style-name="ro2">
          <table:table-cell/>
          <table:table-cell office:value-type="string" calcext:value-type="string">
            <text:p>fitness</text:p>
          </table:table-cell>
          <table:table-cell table:style-name="ce4"/>
          <table:table-cell office:value-type="string" calcext:value-type="string">
            <text:p>geraçã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Tempo (s)</text:p>
          </table:table-cell>
          <table:table-cell table:number-columns-repeated="234"/>
        </table:table-row>
        <table:table-row table:style-name="ro2">
          <table:table-cell office:value-type="string" calcext:value-type="string">
            <text:p>Melhor </text:p>
          </table:table-cell>
          <table:table-cell table:style-name="ce2" table:formula="of:=MIN([.B4:.B23])" office:value-type="float" office:value="428.871757" calcext:value-type="float">
            <text:p>428,871757</text:p>
          </table:table-cell>
          <table:table-cell table:style-name="ce2"/>
          <table:table-cell table:style-name="ce2" table:formula="of:=MIN([.D4:.D23])" office:value-type="float" office:value="25" calcext:value-type="float">
            <text:p>25</text:p>
          </table:table-cell>
          <table:table-cell table:style-name="ce5" table:formula="of:=MIN([.E4:.E23])" office:value-type="float" office:value="0.674121361502348" calcext:value-type="float">
            <text:p>0,67</text:p>
          </table:table-cell>
          <table:table-cell table:style-name="ce2" table:formula="of:=MIN([eil51.F4:.F23])" office:value-type="float" office:value="9" calcext:value-type="float">
            <text:p>9</text:p>
          </table:table-cell>
          <table:table-cell table:number-columns-repeated="234"/>
        </table:table-row>
        <table:table-row table:style-name="ro2">
          <table:table-cell office:value-type="string" calcext:value-type="string">
            <text:p>Pior</text:p>
          </table:table-cell>
          <table:table-cell table:style-name="ce2" table:formula="of:=MAX([.B4:.B23])" office:value-type="float" office:value="429.530284" calcext:value-type="float">
            <text:p>429,530284</text:p>
          </table:table-cell>
          <table:table-cell table:style-name="ce2"/>
          <table:table-cell table:style-name="ce2" table:formula="of:=MAX([.D4:.D23])" office:value-type="float" office:value="105" calcext:value-type="float">
            <text:p>105</text:p>
          </table:table-cell>
          <table:table-cell table:style-name="ce5" table:formula="of:=MAX([.E4:.E23])" office:value-type="float" office:value="0.828705164319248" calcext:value-type="float">
            <text:p>0,83</text:p>
          </table:table-cell>
          <table:table-cell table:style-name="ce2" table:formula="of:=MAX([eil51.F4:.F23])" office:value-type="float" office:value="11" calcext:value-type="float">
            <text:p>11</text:p>
          </table:table-cell>
          <table:table-cell table:number-columns-repeated="234"/>
        </table:table-row>
        <table:table-row table:style-name="ro2">
          <table:table-cell office:value-type="string" calcext:value-type="string">
            <text:p>media</text:p>
          </table:table-cell>
          <table:table-cell table:formula="of:=AVERAGE([.B4:.B23])" office:value-type="float" office:value="429.2837275" calcext:value-type="float">
            <text:p>429,2837275</text:p>
          </table:table-cell>
          <table:table-cell table:style-name="ce1"/>
          <table:table-cell table:formula="of:=AVERAGE([.D4:.D23])" office:value-type="float" office:value="56.7" calcext:value-type="float">
            <text:p>56,7</text:p>
          </table:table-cell>
          <table:table-cell table:style-name="ce6" table:formula="of:=AVERAGE([.E4:.E23])" office:value-type="float" office:value="0.770828051643192" calcext:value-type="float">
            <text:p>0,77</text:p>
          </table:table-cell>
          <table:table-cell table:formula="of:=AVERAGE([eil51.F4:.F23])" office:value-type="float" office:value="10" calcext:value-type="float">
            <text:p>10</text:p>
          </table:table-cell>
          <table:table-cell table:number-columns-repeated="234"/>
        </table:table-row>
        <table:table-row table:style-name="ro2">
          <table:table-cell table:number-columns-repeated="2"/>
          <table:table-cell table:style-name="ce4"/>
          <table:table-cell table:number-columns-repeated="237"/>
        </table:table-row>
        <table:table-row table:style-name="ro2">
          <table:table-cell office:value-type="string" calcext:value-type="string">
            <text:p>Desvio Padrão</text:p>
          </table:table-cell>
          <table:table-cell table:formula="of:=STDEV([.B4:.B23])" office:value-type="float" office:value="0.280855471385753" calcext:value-type="float">
            <text:p>0,2808554714</text:p>
          </table:table-cell>
          <table:table-cell table:style-name="ce4"/>
          <table:table-cell table:number-columns-repeated="237"/>
        </table:table-row>
      </table:table>
      <table:table table:name="gr96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10" table:default-cell-style-name="ce1"/>
        <table:table-column table:style-name="co2" table:number-columns-repeated="21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gr96</text:p>
          </table:table-cell>
          <table:table-cell office:value-type="string" calcext:value-type="string">
            <text:p>ótimo</text:p>
          </table:table-cell>
          <table:table-cell/>
          <table:table-cell office:value-type="float" office:value="55209" calcext:value-type="float">
            <text:p>55209</text:p>
          </table:table-cell>
          <table:table-cell table:number-columns-repeated="237"/>
        </table:table-row>
        <table:table-row table:style-name="ro1">
          <table:table-cell table:number-columns-repeated="241"/>
        </table:table-row>
        <table:table-row table:style-name="ro1">
          <table:table-cell office:value-type="string" calcext:value-type="string">
            <text:p>execução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ótimo</text:p>
          </table:table-cell>
          <table:table-cell office:value-type="string" calcext:value-type="string">
            <text:p>geração</text:p>
          </table:table-cell>
          <table:table-cell office:value-type="string" calcext:value-type="string">
            <text:p>Erro %</text:p>
          </table:table-cell>
          <table:table-cell office:value-type="string" calcext:value-type="string">
            <text:p>Tempo (s)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26" calcext:value-type="float">
            <text:p>26</text:p>
          </table:table-cell>
          <table:table-cell table:formula="of:=(([.B4]-[.C4])/[.C4])*100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01" calcext:value-type="float">
            <text:p>101</text:p>
          </table:table-cell>
          <table:table-cell table:formula="of:=(([.B5]-[.C5])/[.C5])*10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291" calcext:value-type="float">
            <text:p>55291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17" calcext:value-type="float">
            <text:p>117</text:p>
          </table:table-cell>
          <table:table-cell table:formula="of:=(([.B6]-[.C6])/[.C6])*100" office:value-type="float" office:value="0.148526508359144" calcext:value-type="float">
            <text:p>0,1485265084</text:p>
          </table:table-cell>
          <table:table-cell office:value-type="float" office:value="63" calcext:value-type="float">
            <text:p>63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291" calcext:value-type="float">
            <text:p>55291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07" calcext:value-type="float">
            <text:p>107</text:p>
          </table:table-cell>
          <table:table-cell table:formula="of:=(([.B7]-[.C7])/[.C7])*100" office:value-type="float" office:value="0.148526508359144" calcext:value-type="float">
            <text:p>0,1485265084</text:p>
          </table:table-cell>
          <table:table-cell office:value-type="float" office:value="65" calcext:value-type="float">
            <text:p>65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04" calcext:value-type="float">
            <text:p>104</text:p>
          </table:table-cell>
          <table:table-cell table:formula="of:=(([.B8]-[.C8])/[.C8])*10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291" calcext:value-type="float">
            <text:p>55291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02" calcext:value-type="float">
            <text:p>102</text:p>
          </table:table-cell>
          <table:table-cell table:formula="of:=(([.B9]-[.C9])/[.C9])*100" office:value-type="float" office:value="0.148526508359144" calcext:value-type="float">
            <text:p>0,1485265084</text:p>
          </table:table-cell>
          <table:table-cell office:value-type="float" office:value="62" calcext:value-type="float">
            <text:p>6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02" calcext:value-type="float">
            <text:p>102</text:p>
          </table:table-cell>
          <table:table-cell table:formula="of:=(([.B10]-[.C10])/[.C10])*100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93" calcext:value-type="float">
            <text:p>93</text:p>
          </table:table-cell>
          <table:table-cell table:formula="of:=(([.B11]-[.C11])/[.C11])*10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19" calcext:value-type="float">
            <text:p>119</text:p>
          </table:table-cell>
          <table:table-cell table:formula="of:=(([.B12]-[.C12])/[.C12])*10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291" calcext:value-type="float">
            <text:p>55291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80" calcext:value-type="float">
            <text:p>80</text:p>
          </table:table-cell>
          <table:table-cell table:formula="of:=(([.B13]-[.C13])/[.C13])*100" office:value-type="float" office:value="0.148526508359144" calcext:value-type="float">
            <text:p>0,1485265084</text:p>
          </table:table-cell>
          <table:table-cell office:value-type="float" office:value="77" calcext:value-type="float">
            <text:p>77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68" calcext:value-type="float">
            <text:p>68</text:p>
          </table:table-cell>
          <table:table-cell table:formula="of:=(([.B14]-[.C14])/[.C14])*10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39" calcext:value-type="float">
            <text:p>139</text:p>
          </table:table-cell>
          <table:table-cell table:formula="of:=(([.B15]-[.C15])/[.C15])*10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77" calcext:value-type="float">
            <text:p>77</text:p>
          </table:table-cell>
          <table:table-cell table:formula="of:=(([.B16]-[.C16])/[.C16])*10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37" calcext:value-type="float">
            <text:p>137</text:p>
          </table:table-cell>
          <table:table-cell table:formula="of:=(([.B17]-[.C17])/[.C17])*10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88" calcext:value-type="float">
            <text:p>188</text:p>
          </table:table-cell>
          <table:table-cell table:formula="of:=(([.B18]-[.C18])/[.C18])*10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82" calcext:value-type="float">
            <text:p>82</text:p>
          </table:table-cell>
          <table:table-cell table:formula="of:=(([.B19]-[.C19])/[.C19])*10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72" calcext:value-type="float">
            <text:p>72</text:p>
          </table:table-cell>
          <table:table-cell table:formula="of:=(([.B20]-[.C20])/[.C20])*10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66" calcext:value-type="float">
            <text:p>66</text:p>
          </table:table-cell>
          <table:table-cell table:formula="of:=(([.B21]-[.C21])/[.C21])*10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91" calcext:value-type="float">
            <text:p>91</text:p>
          </table:table-cell>
          <table:table-cell table:formula="of:=(([.B22]-[.C22])/[.C22])*10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209" calcext:value-type="float">
            <text:p>5520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57" calcext:value-type="float">
            <text:p>157</text:p>
          </table:table-cell>
          <table:table-cell table:formula="of:=(([.B23]-[.C23])/[.C23])*10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34"/>
          <table:table-cell table:style-name="ce1"/>
        </table:table-row>
        <table:table-row table:style-name="ro1">
          <table:table-cell table:number-columns-repeated="240"/>
          <table:table-cell table:style-name="ce1"/>
        </table:table-row>
        <table:table-row table:style-name="ro1">
          <table:table-cell/>
          <table:table-cell office:value-type="string" calcext:value-type="string">
            <text:p>fitness</text:p>
          </table:table-cell>
          <table:table-cell table:style-name="Default"/>
          <table:table-cell office:value-type="string" calcext:value-type="string">
            <text:p>geraçã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Tempo (s)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Melhor </text:p>
          </table:table-cell>
          <table:table-cell table:style-name="ce2" table:formula="of:=MIN([.B4:.B23])" office:value-type="float" office:value="55209" calcext:value-type="float">
            <text:p>55209</text:p>
          </table:table-cell>
          <table:table-cell table:style-name="ce2"/>
          <table:table-cell table:style-name="ce2" table:formula="of:=MIN([.D4:.D23])" office:value-type="float" office:value="26" calcext:value-type="float">
            <text:p>26</text:p>
          </table:table-cell>
          <table:table-cell table:style-name="ce2" table:formula="of:=MIN([.E4:.E23])" office:value-type="float" office:value="0" calcext:value-type="float">
            <text:p>0</text:p>
          </table:table-cell>
          <table:table-cell table:style-name="ce2" table:formula="of:=MIN([.F4:.F23])" office:value-type="float" office:value="59" calcext:value-type="float">
            <text:p>59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Pior</text:p>
          </table:table-cell>
          <table:table-cell table:style-name="ce2" table:formula="of:=MAX([.B4:.B23])" office:value-type="float" office:value="55291" calcext:value-type="float">
            <text:p>55291</text:p>
          </table:table-cell>
          <table:table-cell table:style-name="ce2"/>
          <table:table-cell table:style-name="ce2" table:formula="of:=MAX([.D4:.D23])" office:value-type="float" office:value="188" calcext:value-type="float">
            <text:p>188</text:p>
          </table:table-cell>
          <table:table-cell table:style-name="ce2" table:formula="of:=MAX([.E4:.E23])" office:value-type="float" office:value="0.148526508359144" calcext:value-type="float">
            <text:p>0,1485265084</text:p>
          </table:table-cell>
          <table:table-cell table:style-name="ce2" table:formula="of:=MAX([.F4:.F23])" office:value-type="float" office:value="92" calcext:value-type="float">
            <text:p>92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4:.B23])" office:value-type="float" office:value="55225.4" calcext:value-type="float">
            <text:p>55225,4</text:p>
          </table:table-cell>
          <table:table-cell table:style-name="ce1"/>
          <table:table-cell table:formula="of:=AVERAGE([.D4:.D23])" office:value-type="float" office:value="101.4" calcext:value-type="float">
            <text:p>101,4</text:p>
          </table:table-cell>
          <table:table-cell table:formula="of:=AVERAGE([.E4:.E23])" office:value-type="float" office:value="0.0297053016718289" calcext:value-type="float">
            <text:p>0,0297053017</text:p>
          </table:table-cell>
          <table:table-cell table:formula="of:=AVERAGE([.F4:.F23])" office:value-type="float" office:value="65.8" calcext:value-type="float">
            <text:p>65,8</text:p>
          </table:table-cell>
          <table:table-cell table:number-columns-repeated="235"/>
        </table:table-row>
        <table:table-row table:style-name="ro1">
          <table:table-cell table:number-columns-repeated="241"/>
        </table:table-row>
        <table:table-row table:style-name="ro1">
          <table:table-cell office:value-type="string" calcext:value-type="string">
            <text:p>Desvio Padrão</text:p>
          </table:table-cell>
          <table:table-cell table:formula="of:=STDEV([.B4:.B23])" office:value-type="float" office:value="33.6520899483931" calcext:value-type="float">
            <text:p>33,6520899484</text:p>
          </table:table-cell>
          <table:table-cell table:number-columns-repeated="239"/>
        </table:table-row>
        <table:table-row table:style-name="ro1" table:number-rows-repeated="2">
          <table:table-cell table:number-columns-repeated="241"/>
        </table:table-row>
        <table:table-row table:style-name="ro1">
          <table:table-cell table:style-name="Default" table:number-columns-repeated="240"/>
          <table:table-cell/>
        </table:table-row>
        <table:table-row table:style-name="ro2">
          <table:table-cell table:style-name="Default" table:number-columns-repeated="240"/>
          <table:table-cell/>
        </table:table-row>
        <table:table-row table:style-name="ro1" table:number-rows-repeated="9">
          <table:table-cell table:style-name="Default" table:number-columns-repeated="240"/>
          <table:table-cell/>
        </table:table-row>
        <table:table-row table:style-name="ro2">
          <table:table-cell table:style-name="Default" table:number-columns-repeated="240"/>
          <table:table-cell/>
        </table:table-row>
        <table:table-row table:style-name="ro1" table:number-rows-repeated="9">
          <table:table-cell table:style-name="Default" table:number-columns-repeated="240"/>
          <table:table-cell/>
        </table:table-row>
        <table:table-row table:style-name="ro2">
          <table:table-cell table:style-name="Default" table:number-columns-repeated="240"/>
          <table:table-cell/>
        </table:table-row>
        <table:table-row table:style-name="ro1" table:number-rows-repeated="8">
          <table:table-cell table:style-name="Default" table:number-columns-repeated="240"/>
          <table:table-cell/>
        </table:table-row>
        <table:table-row table:style-name="ro2" table:number-rows-repeated="20">
          <table:table-cell table:style-name="Default" table:number-columns-repeated="240"/>
          <table:table-cell/>
        </table:table-row>
        <table:table-row table:style-name="ro1">
          <table:table-cell table:style-name="Default" table:number-columns-repeated="240"/>
          <table:table-cell/>
        </table:table-row>
        <table:table-row table:style-name="ro2" table:number-rows-repeated="6">
          <table:table-cell table:style-name="Default" table:number-columns-repeated="240"/>
          <table:table-cell/>
        </table:table-row>
        <table:table-row table:style-name="ro1" table:number-rows-repeated="3">
          <table:table-cell table:number-columns-repeated="241"/>
        </table:table-row>
        <table:table-row table:style-name="ro1" table:number-rows-repeated="7">
          <table:table-cell table:style-name="Default" table:number-columns-repeated="3"/>
          <table:table-cell table:number-columns-repeated="238"/>
        </table:table-row>
        <table:table-row table:style-name="ro1" table:number-rows-repeated="1048476">
          <table:table-cell table:number-columns-repeated="241"/>
        </table:table-row>
        <table:table-row table:style-name="ro1">
          <table:table-cell table:number-columns-repeated="241"/>
        </table:table-row>
      </table:table>
      <table:table table:name="eil101" table:style-name="ta1"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233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il101</text:p>
          </table:table-cell>
          <table:table-cell office:value-type="string" calcext:value-type="string">
            <text:p>ótimo</text:p>
          </table:table-cell>
          <table:table-cell office:value-type="float" office:value="629" calcext:value-type="float">
            <text:p>629</text:p>
          </table:table-cell>
          <table:table-cell table:number-columns-repeated="237"/>
        </table:table-row>
        <table:table-row table:style-name="ro1">
          <table:table-cell table:number-columns-repeated="2"/>
          <table:table-cell table:style-name="ce4"/>
          <table:table-cell table:number-columns-repeated="237"/>
        </table:table-row>
        <table:table-row table:style-name="ro1">
          <table:table-cell office:value-type="string" calcext:value-type="string">
            <text:p>execução</text:p>
          </table:table-cell>
          <table:table-cell office:value-type="string" calcext:value-type="string">
            <text:p>melhor</text:p>
          </table:table-cell>
          <table:table-cell table:style-name="ce4" office:value-type="string" calcext:value-type="string">
            <text:p>ótimo</text:p>
          </table:table-cell>
          <table:table-cell office:value-type="string" calcext:value-type="string">
            <text:p>geração</text:p>
          </table:table-cell>
          <table:table-cell office:value-type="string" calcext:value-type="string">
            <text:p>Erro %</text:p>
          </table:table-cell>
          <table:table-cell office:value-type="string" calcext:value-type="string">
            <text:p>Tempo (s)</text:p>
          </table:table-cell>
          <table:table-cell table:number-columns-repeated="230"/>
          <table:table-cell table:style-name="ce1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1.033247" calcext:value-type="float">
            <text:p>641,033247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20" calcext:value-type="float">
            <text:p>120</text:p>
          </table:table-cell>
          <table:table-cell table:formula="of:=(([.B4]-[.$C$1])/[.$C$1])*100" office:value-type="float" office:value="1.91307583465818" calcext:value-type="float">
            <text:p>1,9130758347</text:p>
          </table:table-cell>
          <table:table-cell office:value-type="float" office:value="73" calcext:value-type="float">
            <text:p>73</text:p>
          </table:table-cell>
          <table:table-cell table:number-columns-repeated="23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1.033247" calcext:value-type="float">
            <text:p>641,033247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14" calcext:value-type="float">
            <text:p>114</text:p>
          </table:table-cell>
          <table:table-cell table:formula="of:=(([.B5]-[.$C$1])/[.$C$1])*100" office:value-type="float" office:value="1.91307583465818" calcext:value-type="float">
            <text:p>1,9130758347</text:p>
          </table:table-cell>
          <table:table-cell office:value-type="float" office:value="103" calcext:value-type="float">
            <text:p>103</text:p>
          </table:table-cell>
          <table:table-cell table:number-columns-repeated="23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43.270173" calcext:value-type="float">
            <text:p>643,270173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87" calcext:value-type="float">
            <text:p>87</text:p>
          </table:table-cell>
          <table:table-cell table:formula="of:=(([.B6]-[.$C$1])/[.$C$1])*100" office:value-type="float" office:value="2.2687079491256" calcext:value-type="float">
            <text:p>2,2687079491</text:p>
          </table:table-cell>
          <table:table-cell office:value-type="float" office:value="85" calcext:value-type="float">
            <text:p>85</text:p>
          </table:table-cell>
          <table:table-cell table:number-columns-repeated="23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43.813226" calcext:value-type="float">
            <text:p>643,813226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59" calcext:value-type="float">
            <text:p>159</text:p>
          </table:table-cell>
          <table:table-cell table:formula="of:=(([.B7]-[.$C$1])/[.$C$1])*100" office:value-type="float" office:value="2.35504387917329" calcext:value-type="float">
            <text:p>2,3550438792</text:p>
          </table:table-cell>
          <table:table-cell office:value-type="float" office:value="62" calcext:value-type="float">
            <text:p>62</text:p>
          </table:table-cell>
          <table:table-cell table:number-columns-repeated="23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45.256134" calcext:value-type="float">
            <text:p>645,256134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73" calcext:value-type="float">
            <text:p>73</text:p>
          </table:table-cell>
          <table:table-cell table:formula="of:=(([.B8]-[.$C$1])/[.$C$1])*100" office:value-type="float" office:value="2.58444101748807" calcext:value-type="float">
            <text:p>2,5844410175</text:p>
          </table:table-cell>
          <table:table-cell office:value-type="float" office:value="72" calcext:value-type="float">
            <text:p>72</text:p>
          </table:table-cell>
          <table:table-cell table:number-columns-repeated="23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41.359766" calcext:value-type="float">
            <text:p>641,359766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11" calcext:value-type="float">
            <text:p>111</text:p>
          </table:table-cell>
          <table:table-cell table:formula="of:=(([.B9]-[.$C$1])/[.$C$1])*100" office:value-type="float" office:value="1.964986645469" calcext:value-type="float">
            <text:p>1,9649866455</text:p>
          </table:table-cell>
          <table:table-cell office:value-type="float" office:value="80" calcext:value-type="float">
            <text:p>80</text:p>
          </table:table-cell>
          <table:table-cell table:number-columns-repeated="23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40.211591" calcext:value-type="float">
            <text:p>640,211591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98" calcext:value-type="float">
            <text:p>198</text:p>
          </table:table-cell>
          <table:table-cell table:formula="of:=(([.B10]-[.$C$1])/[.$C$1])*100" office:value-type="float" office:value="1.78244689984102" calcext:value-type="float">
            <text:p>1,7824468998</text:p>
          </table:table-cell>
          <table:table-cell office:value-type="float" office:value="71" calcext:value-type="float">
            <text:p>71</text:p>
          </table:table-cell>
          <table:table-cell table:number-columns-repeated="23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41.797179" calcext:value-type="float">
            <text:p>641,797179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13" calcext:value-type="float">
            <text:p>113</text:p>
          </table:table-cell>
          <table:table-cell table:formula="of:=(([.B11]-[.$C$1])/[.$C$1])*100" office:value-type="float" office:value="2.03452766295708" calcext:value-type="float">
            <text:p>2,034527663</text:p>
          </table:table-cell>
          <table:table-cell office:value-type="float" office:value="142" calcext:value-type="float">
            <text:p>142</text:p>
          </table:table-cell>
          <table:table-cell table:number-columns-repeated="23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42.355125" calcext:value-type="float">
            <text:p>642,355125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28" calcext:value-type="float">
            <text:p>128</text:p>
          </table:table-cell>
          <table:table-cell table:formula="of:=(([.B12]-[.$C$1])/[.$C$1])*100" office:value-type="float" office:value="2.12323131955486" calcext:value-type="float">
            <text:p>2,1232313196</text:p>
          </table:table-cell>
          <table:table-cell office:value-type="float" office:value="115" calcext:value-type="float">
            <text:p>115</text:p>
          </table:table-cell>
          <table:table-cell table:number-columns-repeated="23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42.778057" calcext:value-type="float">
            <text:p>642,778057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68" calcext:value-type="float">
            <text:p>168</text:p>
          </table:table-cell>
          <table:table-cell table:formula="of:=(([.B13]-[.$C$1])/[.$C$1])*100" office:value-type="float" office:value="2.19047011128776" calcext:value-type="float">
            <text:p>2,1904701113</text:p>
          </table:table-cell>
          <table:table-cell office:value-type="float" office:value="95" calcext:value-type="float">
            <text:p>95</text:p>
          </table:table-cell>
          <table:table-cell table:number-columns-repeated="23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2.809696" calcext:value-type="float">
            <text:p>642,809696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41" calcext:value-type="float">
            <text:p>141</text:p>
          </table:table-cell>
          <table:table-cell table:formula="of:=(([.B14]-[.$C$1])/[.$C$1])*100" office:value-type="float" office:value="2.19550015898252" calcext:value-type="float">
            <text:p>2,195500159</text:p>
          </table:table-cell>
          <table:table-cell office:value-type="float" office:value="85" calcext:value-type="float">
            <text:p>85</text:p>
          </table:table-cell>
          <table:table-cell table:number-columns-repeated="23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42.850842" calcext:value-type="float">
            <text:p>642,850842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31" calcext:value-type="float">
            <text:p>131</text:p>
          </table:table-cell>
          <table:table-cell table:formula="of:=(([.B15]-[.$C$1])/[.$C$1])*100" office:value-type="float" office:value="2.20204165341811" calcext:value-type="float">
            <text:p>2,2020416534</text:p>
          </table:table-cell>
          <table:table-cell office:value-type="float" office:value="120" calcext:value-type="float">
            <text:p>120</text:p>
          </table:table-cell>
          <table:table-cell table:number-columns-repeated="23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0.225456" calcext:value-type="float">
            <text:p>650,225456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24" calcext:value-type="float">
            <text:p>124</text:p>
          </table:table-cell>
          <table:table-cell table:formula="of:=(([.B16]-[.$C$1])/[.$C$1])*100" office:value-type="float" office:value="3.37447631160572" calcext:value-type="float">
            <text:p>3,3744763116</text:p>
          </table:table-cell>
          <table:table-cell office:value-type="float" office:value="126" calcext:value-type="float">
            <text:p>126</text:p>
          </table:table-cell>
          <table:table-cell table:number-columns-repeated="23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41.972649" calcext:value-type="float">
            <text:p>641,972649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28" calcext:value-type="float">
            <text:p>128</text:p>
          </table:table-cell>
          <table:table-cell table:formula="of:=(([.B17]-[.$C$1])/[.$C$1])*100" office:value-type="float" office:value="2.06242432432433" calcext:value-type="float">
            <text:p>2,0624243243</text:p>
          </table:table-cell>
          <table:table-cell office:value-type="float" office:value="108" calcext:value-type="float">
            <text:p>108</text:p>
          </table:table-cell>
          <table:table-cell table:number-columns-repeated="23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40.211591" calcext:value-type="float">
            <text:p>640,211591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35" calcext:value-type="float">
            <text:p>135</text:p>
          </table:table-cell>
          <table:table-cell table:formula="of:=(([.B18]-[.$C$1])/[.$C$1])*100" office:value-type="float" office:value="1.78244689984102" calcext:value-type="float">
            <text:p>1,7824468998</text:p>
          </table:table-cell>
          <table:table-cell office:value-type="float" office:value="102" calcext:value-type="float">
            <text:p>102</text:p>
          </table:table-cell>
          <table:table-cell table:number-columns-repeated="23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41.091368" calcext:value-type="float">
            <text:p>641,091368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14" calcext:value-type="float">
            <text:p>114</text:p>
          </table:table-cell>
          <table:table-cell table:formula="of:=(([.B19]-[.$C$1])/[.$C$1])*100" office:value-type="float" office:value="1.9223160572337" calcext:value-type="float">
            <text:p>1,9223160572</text:p>
          </table:table-cell>
          <table:table-cell office:value-type="float" office:value="101" calcext:value-type="float">
            <text:p>101</text:p>
          </table:table-cell>
          <table:table-cell table:number-columns-repeated="23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42.083424" calcext:value-type="float">
            <text:p>642,083424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20" calcext:value-type="float">
            <text:p>120</text:p>
          </table:table-cell>
          <table:table-cell table:formula="of:=(([.B20]-[.$C$1])/[.$C$1])*100" office:value-type="float" office:value="2.08003561208268" calcext:value-type="float">
            <text:p>2,0800356121</text:p>
          </table:table-cell>
          <table:table-cell office:value-type="float" office:value="102" calcext:value-type="float">
            <text:p>102</text:p>
          </table:table-cell>
          <table:table-cell table:number-columns-repeated="23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41.659595" calcext:value-type="float">
            <text:p>641,659595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122" calcext:value-type="float">
            <text:p>122</text:p>
          </table:table-cell>
          <table:table-cell table:formula="of:=(([.B21]-[.$C$1])/[.$C$1])*100" office:value-type="float" office:value="2.01265421303656" calcext:value-type="float">
            <text:p>2,012654213</text:p>
          </table:table-cell>
          <table:table-cell office:value-type="float" office:value="71" calcext:value-type="float">
            <text:p>71</text:p>
          </table:table-cell>
          <table:table-cell table:number-columns-repeated="23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45.99574" calcext:value-type="float">
            <text:p>645,99574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89" calcext:value-type="float">
            <text:p>89</text:p>
          </table:table-cell>
          <table:table-cell table:formula="of:=(([.B22]-[.$C$1])/[.$C$1])*100" office:value-type="float" office:value="2.7020254372019" calcext:value-type="float">
            <text:p>2,7020254372</text:p>
          </table:table-cell>
          <table:table-cell office:value-type="float" office:value="84" calcext:value-type="float">
            <text:p>84</text:p>
          </table:table-cell>
          <table:table-cell table:number-columns-repeated="23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2.195525" calcext:value-type="float">
            <text:p>642,195525</text:p>
          </table:table-cell>
          <table:table-cell table:formula="of:=[.$C$1]" office:value-type="float" office:value="629" calcext:value-type="float">
            <text:p>629</text:p>
          </table:table-cell>
          <table:table-cell office:value-type="float" office:value="81" calcext:value-type="float">
            <text:p>81</text:p>
          </table:table-cell>
          <table:table-cell table:formula="of:=(([.B23]-[.$C$1])/[.$C$1])*100" office:value-type="float" office:value="2.09785771065182" calcext:value-type="float">
            <text:p>2,0978577107</text:p>
          </table:table-cell>
          <table:table-cell office:value-type="float" office:value="98" calcext:value-type="float">
            <text:p>98</text:p>
          </table:table-cell>
          <table:table-cell table:number-columns-repeated="234"/>
        </table:table-row>
        <table:table-row table:style-name="ro1">
          <table:table-cell table:number-columns-repeated="2"/>
          <table:table-cell table:style-name="ce4"/>
          <table:table-cell table:number-columns-repeated="237"/>
        </table:table-row>
        <table:table-row table:style-name="ro2">
          <table:table-cell/>
          <table:table-cell office:value-type="string" calcext:value-type="string">
            <text:p>fitness</text:p>
          </table:table-cell>
          <table:table-cell table:style-name="ce4"/>
          <table:table-cell office:value-type="string" calcext:value-type="string">
            <text:p>geraçã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Tempo (s)</text:p>
          </table:table-cell>
          <table:table-cell table:number-columns-repeated="234"/>
        </table:table-row>
        <table:table-row table:style-name="ro2">
          <table:table-cell office:value-type="string" calcext:value-type="string">
            <text:p>Melhor </text:p>
          </table:table-cell>
          <table:table-cell table:style-name="ce2" table:formula="of:=MIN([.B4:.B23])" office:value-type="float" office:value="640.211591" calcext:value-type="float">
            <text:p>640,211591</text:p>
          </table:table-cell>
          <table:table-cell table:style-name="ce2"/>
          <table:table-cell table:style-name="ce2" table:formula="of:=MIN([.D4:.D23])" office:value-type="float" office:value="73" calcext:value-type="float">
            <text:p>73</text:p>
          </table:table-cell>
          <table:table-cell table:style-name="ce2" table:formula="of:=MIN([.E4:.E23])" office:value-type="float" office:value="1.78244689984102" calcext:value-type="float">
            <text:p>1,7824468998</text:p>
          </table:table-cell>
          <table:table-cell table:style-name="ce2" table:formula="of:=MIN([eil101.F4:.F23])" office:value-type="float" office:value="62" calcext:value-type="float">
            <text:p>62</text:p>
          </table:table-cell>
          <table:table-cell table:number-columns-repeated="234"/>
        </table:table-row>
        <table:table-row table:style-name="ro2">
          <table:table-cell office:value-type="string" calcext:value-type="string">
            <text:p>Pior</text:p>
          </table:table-cell>
          <table:table-cell table:style-name="ce2" table:formula="of:=MAX([.B4:.B23])" office:value-type="float" office:value="650.225456" calcext:value-type="float">
            <text:p>650,225456</text:p>
          </table:table-cell>
          <table:table-cell table:style-name="ce2"/>
          <table:table-cell table:style-name="ce2" table:formula="of:=MAX([.D4:.D23])" office:value-type="float" office:value="198" calcext:value-type="float">
            <text:p>198</text:p>
          </table:table-cell>
          <table:table-cell table:style-name="ce2" table:formula="of:=MAX([.E4:.E23])" office:value-type="float" office:value="3.37447631160572" calcext:value-type="float">
            <text:p>3,3744763116</text:p>
          </table:table-cell>
          <table:table-cell table:style-name="ce2" table:formula="of:=MAX([eil101.F4:.F23])" office:value-type="float" office:value="142" calcext:value-type="float">
            <text:p>142</text:p>
          </table:table-cell>
          <table:table-cell table:number-columns-repeated="234"/>
        </table:table-row>
        <table:table-row table:style-name="ro2">
          <table:table-cell office:value-type="string" calcext:value-type="string">
            <text:p>media</text:p>
          </table:table-cell>
          <table:table-cell table:formula="of:=AVERAGE([.B4:.B23])" office:value-type="float" office:value="642.70018155" calcext:value-type="float">
            <text:p>642,70018155</text:p>
          </table:table-cell>
          <table:table-cell table:style-name="ce1"/>
          <table:table-cell table:formula="of:=AVERAGE([.D4:.D23])" office:value-type="float" office:value="122.8" calcext:value-type="float">
            <text:p>122,8</text:p>
          </table:table-cell>
          <table:table-cell table:formula="of:=AVERAGE([.E4:.E23])" office:value-type="float" office:value="2.17808927662957" calcext:value-type="float">
            <text:p>2,1780892766</text:p>
          </table:table-cell>
          <table:table-cell table:formula="of:=AVERAGE([eil101.F4:.F23])" office:value-type="float" office:value="94.75" calcext:value-type="float">
            <text:p>94,75</text:p>
          </table:table-cell>
          <table:table-cell table:number-columns-repeated="234"/>
        </table:table-row>
        <table:table-row table:style-name="ro2">
          <table:table-cell table:number-columns-repeated="2"/>
          <table:table-cell table:style-name="ce4"/>
          <table:table-cell table:number-columns-repeated="237"/>
        </table:table-row>
        <table:table-row table:style-name="ro2">
          <table:table-cell office:value-type="string" calcext:value-type="string">
            <text:p>Desvio Padrão</text:p>
          </table:table-cell>
          <table:table-cell table:formula="of:=STDEV([.B4:.B23])" office:value-type="float" office:value="2.30717463104906" calcext:value-type="float">
            <text:p>2,307174631</text:p>
          </table:table-cell>
          <table:table-cell table:style-name="ce4"/>
          <table:table-cell table:number-columns-repeated="237"/>
        </table:table-row>
      </table:table>
      <table:table table:name="gr666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33" table:default-cell-style-name="ce1"/>
        <table:table-row table:style-name="ro1">
          <table:table-cell office:value-type="string" calcext:value-type="string">
            <text:p>gr666</text:p>
          </table:table-cell>
          <table:table-cell office:value-type="string" calcext:value-type="string">
            <text:p>ótimo</text:p>
          </table:table-cell>
          <table:table-cell table:style-name="ce7" office:value-type="float" office:value="294358" calcext:value-type="float">
            <text:p>294358</text:p>
          </table:table-cell>
          <table:table-cell table:style-name="Default" table:number-columns-repeated="3"/>
          <table:table-cell table:number-columns-repeated="233"/>
        </table:table-row>
        <table:table-row table:style-name="ro1">
          <table:table-cell table:number-columns-repeated="2"/>
          <table:table-cell table:style-name="ce4"/>
          <table:table-cell table:number-columns-repeated="236"/>
        </table:table-row>
        <table:table-row table:style-name="ro1">
          <table:table-cell office:value-type="string" calcext:value-type="string">
            <text:p>execução</text:p>
          </table:table-cell>
          <table:table-cell office:value-type="string" calcext:value-type="string">
            <text:p>melhor</text:p>
          </table:table-cell>
          <table:table-cell table:style-name="ce4" office:value-type="string" calcext:value-type="string">
            <text:p>ótimo</text:p>
          </table:table-cell>
          <table:table-cell office:value-type="string" calcext:value-type="string">
            <text:p>geração</text:p>
          </table:table-cell>
          <table:table-cell office:value-type="string" calcext:value-type="string">
            <text:p>Erro %</text:p>
          </table:table-cell>
          <table:table-cell office:value-type="string" calcext:value-type="string">
            <text:p>Tempo (s)</text:p>
          </table:table-cell>
          <table:table-cell table:number-columns-repeated="23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828" calcext:value-type="float">
            <text:p>321828</text:p>
          </table:table-cell>
          <table:table-cell office:value-type="float" office:value="294358" calcext:value-type="float">
            <text:p>294358</text:p>
          </table:table-cell>
          <table:table-cell office:value-type="float" office:value="296" calcext:value-type="float">
            <text:p>296</text:p>
          </table:table-cell>
          <table:table-cell table:formula="of:=(([gr666.B4]-294358)/294358)*100" office:value-type="float" office:value="9.33217374761345" calcext:value-type="float">
            <text:p>9,3321737476</text:p>
          </table:table-cell>
          <table:table-cell office:value-type="float" office:value="232" calcext:value-type="float">
            <text:p>232</text:p>
          </table:table-cell>
          <table:table-cell table:number-columns-repeated="23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996" calcext:value-type="float">
            <text:p>313996</text:p>
          </table:table-cell>
          <table:table-cell office:value-type="float" office:value="294358" calcext:value-type="float">
            <text:p>294358</text:p>
          </table:table-cell>
          <table:table-cell office:value-type="float" office:value="296" calcext:value-type="float">
            <text:p>296</text:p>
          </table:table-cell>
          <table:table-cell table:formula="of:=(([gr666.B5]-294358)/294358)*100" office:value-type="float" office:value="6.67146807628806" calcext:value-type="float">
            <text:p>6,6714680763</text:p>
          </table:table-cell>
          <table:table-cell office:value-type="float" office:value="782" calcext:value-type="float">
            <text:p>782</text:p>
          </table:table-cell>
          <table:table-cell table:number-columns-repeated="2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7252" calcext:value-type="float">
            <text:p>317252</text:p>
          </table:table-cell>
          <table:table-cell office:value-type="float" office:value="294358" calcext:value-type="float">
            <text:p>294358</text:p>
          </table:table-cell>
          <table:table-cell office:value-type="float" office:value="187" calcext:value-type="float">
            <text:p>187</text:p>
          </table:table-cell>
          <table:table-cell table:formula="of:=(([gr666.B6]-294358)/294358)*100" office:value-type="float" office:value="7.77760414189524" calcext:value-type="float">
            <text:p>7,7776041419</text:p>
          </table:table-cell>
          <table:table-cell office:value-type="float" office:value="477" calcext:value-type="float">
            <text:p>477</text:p>
          </table:table-cell>
          <table:table-cell table:number-columns-repeated="2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8899" calcext:value-type="float">
            <text:p>318899</text:p>
          </table:table-cell>
          <table:table-cell office:value-type="float" office:value="294358" calcext:value-type="float">
            <text:p>294358</text:p>
          </table:table-cell>
          <table:table-cell office:value-type="float" office:value="288" calcext:value-type="float">
            <text:p>288</text:p>
          </table:table-cell>
          <table:table-cell table:formula="of:=(([gr666.B7]-294358)/294358)*100" office:value-type="float" office:value="8.3371268998974" calcext:value-type="float">
            <text:p>8,3371268999</text:p>
          </table:table-cell>
          <table:table-cell office:value-type="float" office:value="388" calcext:value-type="float">
            <text:p>388</text:p>
          </table:table-cell>
          <table:table-cell table:number-columns-repeated="2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4701" calcext:value-type="float">
            <text:p>314701</text:p>
          </table:table-cell>
          <table:table-cell office:value-type="float" office:value="294358" calcext:value-type="float">
            <text:p>294358</text:p>
          </table:table-cell>
          <table:table-cell office:value-type="float" office:value="222" calcext:value-type="float">
            <text:p>222</text:p>
          </table:table-cell>
          <table:table-cell table:formula="of:=(([gr666.B8]-294358)/294358)*100" office:value-type="float" office:value="6.91097235339281" calcext:value-type="float">
            <text:p>6,9109723534</text:p>
          </table:table-cell>
          <table:table-cell office:value-type="float" office:value="1203" calcext:value-type="float">
            <text:p>1203</text:p>
          </table:table-cell>
          <table:table-cell table:number-columns-repeated="2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303" calcext:value-type="float">
            <text:p>320303</text:p>
          </table:table-cell>
          <table:table-cell office:value-type="float" office:value="294358" calcext:value-type="float">
            <text:p>294358</text:p>
          </table:table-cell>
          <table:table-cell office:value-type="float" office:value="253" calcext:value-type="float">
            <text:p>253</text:p>
          </table:table-cell>
          <table:table-cell table:formula="of:=(([gr666.B9]-294358)/294358)*100" office:value-type="float" office:value="8.81409711983367" calcext:value-type="float">
            <text:p>8,8140971198</text:p>
          </table:table-cell>
          <table:table-cell office:value-type="float" office:value="1380" calcext:value-type="float">
            <text:p>1380</text:p>
          </table:table-cell>
          <table:table-cell table:number-columns-repeated="2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6234" calcext:value-type="float">
            <text:p>316234</text:p>
          </table:table-cell>
          <table:table-cell office:value-type="float" office:value="294358" calcext:value-type="float">
            <text:p>294358</text:p>
          </table:table-cell>
          <table:table-cell office:value-type="float" office:value="232" calcext:value-type="float">
            <text:p>232</text:p>
          </table:table-cell>
          <table:table-cell table:formula="of:=(([gr666.B10]-294358)/294358)*100" office:value-type="float" office:value="7.43176676020356" calcext:value-type="float">
            <text:p>7,4317667602</text:p>
          </table:table-cell>
          <table:table-cell office:value-type="float" office:value="1546" calcext:value-type="float">
            <text:p>1546</text:p>
          </table:table-cell>
          <table:table-cell table:number-columns-repeated="2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596" calcext:value-type="float">
            <text:p>315596</text:p>
          </table:table-cell>
          <table:table-cell office:value-type="float" office:value="294358" calcext:value-type="float">
            <text:p>294358</text:p>
          </table:table-cell>
          <table:table-cell office:value-type="float" office:value="238" calcext:value-type="float">
            <text:p>238</text:p>
          </table:table-cell>
          <table:table-cell table:formula="of:=(([gr666.B11]-294358)/294358)*100" office:value-type="float" office:value="7.21502388248323" calcext:value-type="float">
            <text:p>7,2150238825</text:p>
          </table:table-cell>
          <table:table-cell office:value-type="float" office:value="1579" calcext:value-type="float">
            <text:p>1579</text:p>
          </table:table-cell>
          <table:table-cell table:number-columns-repeated="2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3026" calcext:value-type="float">
            <text:p>313026</text:p>
          </table:table-cell>
          <table:table-cell office:value-type="float" office:value="294358" calcext:value-type="float">
            <text:p>294358</text:p>
          </table:table-cell>
          <table:table-cell office:value-type="float" office:value="116" calcext:value-type="float">
            <text:p>116</text:p>
          </table:table-cell>
          <table:table-cell table:formula="of:=(([gr666.B12]-294358)/294358)*100" office:value-type="float" office:value="6.34193736878223" calcext:value-type="float">
            <text:p>6,3419373688</text:p>
          </table:table-cell>
          <table:table-cell office:value-type="float" office:value="1218" calcext:value-type="float">
            <text:p>1218</text:p>
          </table:table-cell>
          <table:table-cell table:number-columns-repeated="23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7457" calcext:value-type="float">
            <text:p>317457</text:p>
          </table:table-cell>
          <table:table-cell office:value-type="float" office:value="294358" calcext:value-type="float">
            <text:p>294358</text:p>
          </table:table-cell>
          <table:table-cell office:value-type="float" office:value="286" calcext:value-type="float">
            <text:p>286</text:p>
          </table:table-cell>
          <table:table-cell table:formula="of:=(([gr666.B13]-294358)/294358)*100" office:value-type="float" office:value="7.847247229564" calcext:value-type="float">
            <text:p>7,8472472296</text:p>
          </table:table-cell>
          <table:table-cell office:value-type="float" office:value="386" calcext:value-type="float">
            <text:p>386</text:p>
          </table:table-cell>
          <table:table-cell table:number-columns-repeated="23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18350" calcext:value-type="float">
            <text:p>318350</text:p>
          </table:table-cell>
          <table:table-cell office:value-type="float" office:value="294358" calcext:value-type="float">
            <text:p>294358</text:p>
          </table:table-cell>
          <table:table-cell office:value-type="float" office:value="267" calcext:value-type="float">
            <text:p>267</text:p>
          </table:table-cell>
          <table:table-cell table:formula="of:=(([gr666.B14]-294358)/294358)*100" office:value-type="float" office:value="8.15061931389668" calcext:value-type="float">
            <text:p>8,1506193139</text:p>
          </table:table-cell>
          <table:table-cell office:value-type="float" office:value="328" calcext:value-type="float">
            <text:p>328</text:p>
          </table:table-cell>
          <table:table-cell table:number-columns-repeated="23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2738" calcext:value-type="float">
            <text:p>312738</text:p>
          </table:table-cell>
          <table:table-cell office:value-type="float" office:value="294358" calcext:value-type="float">
            <text:p>294358</text:p>
          </table:table-cell>
          <table:table-cell office:value-type="float" office:value="278" calcext:value-type="float">
            <text:p>278</text:p>
          </table:table-cell>
          <table:table-cell table:formula="of:=(([gr666.B15]-294358)/294358)*100" office:value-type="float" office:value="6.2440973236671" calcext:value-type="float">
            <text:p>6,2440973237</text:p>
          </table:table-cell>
          <table:table-cell office:value-type="float" office:value="1431" calcext:value-type="float">
            <text:p>1431</text:p>
          </table:table-cell>
          <table:table-cell table:number-columns-repeated="23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5327" calcext:value-type="float">
            <text:p>315327</text:p>
          </table:table-cell>
          <table:table-cell office:value-type="float" office:value="294358" calcext:value-type="float">
            <text:p>294358</text:p>
          </table:table-cell>
          <table:table-cell office:value-type="float" office:value="215" calcext:value-type="float">
            <text:p>215</text:p>
          </table:table-cell>
          <table:table-cell table:formula="of:=(([gr666.B16]-294358)/294358)*100" office:value-type="float" office:value="7.12363856256667" calcext:value-type="float">
            <text:p>7,1236385626</text:p>
          </table:table-cell>
          <table:table-cell office:value-type="float" office:value="2068" calcext:value-type="float">
            <text:p>2068</text:p>
          </table:table-cell>
          <table:table-cell table:number-columns-repeated="23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9598" calcext:value-type="float">
            <text:p>319598</text:p>
          </table:table-cell>
          <table:table-cell office:value-type="float" office:value="294358" calcext:value-type="float">
            <text:p>294358</text:p>
          </table:table-cell>
          <table:table-cell office:value-type="float" office:value="195" calcext:value-type="float">
            <text:p>195</text:p>
          </table:table-cell>
          <table:table-cell table:formula="of:=(([gr666.B17]-294358)/294358)*100" office:value-type="float" office:value="8.57459284272892" calcext:value-type="float">
            <text:p>8,5745928427</text:p>
          </table:table-cell>
          <table:table-cell office:value-type="float" office:value="183" calcext:value-type="float">
            <text:p>183</text:p>
          </table:table-cell>
          <table:table-cell table:number-columns-repeated="23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0423" calcext:value-type="float">
            <text:p>310423</text:p>
          </table:table-cell>
          <table:table-cell office:value-type="float" office:value="294358" calcext:value-type="float">
            <text:p>294358</text:p>
          </table:table-cell>
          <table:table-cell office:value-type="float" office:value="184" calcext:value-type="float">
            <text:p>184</text:p>
          </table:table-cell>
          <table:table-cell table:formula="of:=(([gr666.B18]-294358)/294358)*100" office:value-type="float" office:value="5.45764001657845" calcext:value-type="float">
            <text:p>5,4576400166</text:p>
          </table:table-cell>
          <table:table-cell office:value-type="float" office:value="1737" calcext:value-type="float">
            <text:p>1737</text:p>
          </table:table-cell>
          <table:table-cell table:number-columns-repeated="23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160" calcext:value-type="float">
            <text:p>320160</text:p>
          </table:table-cell>
          <table:table-cell office:value-type="float" office:value="294358" calcext:value-type="float">
            <text:p>294358</text:p>
          </table:table-cell>
          <table:table-cell office:value-type="float" office:value="197" calcext:value-type="float">
            <text:p>197</text:p>
          </table:table-cell>
          <table:table-cell table:formula="of:=(([gr666.B19]-294358)/294358)*100" office:value-type="float" office:value="8.76551681965498" calcext:value-type="float">
            <text:p>8,7655168197</text:p>
          </table:table-cell>
          <table:table-cell office:value-type="float" office:value="469" calcext:value-type="float">
            <text:p>469</text:p>
          </table:table-cell>
          <table:table-cell table:number-columns-repeated="23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8265" calcext:value-type="float">
            <text:p>318265</text:p>
          </table:table-cell>
          <table:table-cell office:value-type="float" office:value="294358" calcext:value-type="float">
            <text:p>294358</text:p>
          </table:table-cell>
          <table:table-cell office:value-type="float" office:value="195" calcext:value-type="float">
            <text:p>195</text:p>
          </table:table-cell>
          <table:table-cell table:formula="of:=(([gr666.B20]-294358)/294358)*100" office:value-type="float" office:value="8.12174291169256" calcext:value-type="float">
            <text:p>8,1217429117</text:p>
          </table:table-cell>
          <table:table-cell office:value-type="float" office:value="183" calcext:value-type="float">
            <text:p>183</text:p>
          </table:table-cell>
          <table:table-cell table:number-columns-repeated="23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3461" calcext:value-type="float">
            <text:p>313461</text:p>
          </table:table-cell>
          <table:table-cell office:value-type="float" office:value="294358" calcext:value-type="float">
            <text:p>294358</text:p>
          </table:table-cell>
          <table:table-cell office:value-type="float" office:value="229" calcext:value-type="float">
            <text:p>229</text:p>
          </table:table-cell>
          <table:table-cell table:formula="of:=(([gr666.B21]-294358)/294358)*100" office:value-type="float" office:value="6.48971660359154" calcext:value-type="float">
            <text:p>6,4897166036</text:p>
          </table:table-cell>
          <table:table-cell office:value-type="float" office:value="1358" calcext:value-type="float">
            <text:p>1358</text:p>
          </table:table-cell>
          <table:table-cell table:number-columns-repeated="23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0281" calcext:value-type="float">
            <text:p>310281</text:p>
          </table:table-cell>
          <table:table-cell office:value-type="float" office:value="294358" calcext:value-type="float">
            <text:p>294358</text:p>
          </table:table-cell>
          <table:table-cell office:value-type="float" office:value="175" calcext:value-type="float">
            <text:p>175</text:p>
          </table:table-cell>
          <table:table-cell table:formula="of:=(([gr666.B22]-294358)/294358)*100" office:value-type="float" office:value="5.40939943877863" calcext:value-type="float">
            <text:p>5,4093994388</text:p>
          </table:table-cell>
          <table:table-cell office:value-type="float" office:value="1747" calcext:value-type="float">
            <text:p>1747</text:p>
          </table:table-cell>
          <table:table-cell table:number-columns-repeated="23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9952" calcext:value-type="float">
            <text:p>319952</text:p>
          </table:table-cell>
          <table:table-cell office:value-type="float" office:value="294358" calcext:value-type="float">
            <text:p>294358</text:p>
          </table:table-cell>
          <table:table-cell office:value-type="float" office:value="178" calcext:value-type="float">
            <text:p>178</text:p>
          </table:table-cell>
          <table:table-cell table:formula="of:=(([gr666.B23]-294358)/294358)*100" office:value-type="float" office:value="8.69485456484961" calcext:value-type="float">
            <text:p>8,6948545648</text:p>
          </table:table-cell>
          <table:table-cell office:value-type="float" office:value="158" calcext:value-type="float">
            <text:p>158</text:p>
          </table:table-cell>
          <table:table-cell table:number-columns-repeated="233"/>
        </table:table-row>
        <table:table-row table:style-name="ro2">
          <table:table-cell table:number-columns-repeated="2"/>
          <table:table-cell table:style-name="ce4"/>
          <table:table-cell table:number-columns-repeated="236"/>
        </table:table-row>
        <table:table-row table:style-name="ro1">
          <table:table-cell/>
          <table:table-cell office:value-type="string" calcext:value-type="string">
            <text:p>fitness</text:p>
          </table:table-cell>
          <table:table-cell table:style-name="ce4"/>
          <table:table-cell office:value-type="string" calcext:value-type="string">
            <text:p>geraçã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Tempo (s)</text:p>
          </table:table-cell>
          <table:table-cell table:number-columns-repeated="231"/>
          <table:table-cell table:style-name="Default" table:number-columns-repeated="2"/>
        </table:table-row>
        <table:table-row table:style-name="ro1">
          <table:table-cell office:value-type="string" calcext:value-type="string">
            <text:p>Melhor </text:p>
          </table:table-cell>
          <table:table-cell table:formula="of:=MIN([gr666.B4:.B23])" office:value-type="float" office:value="310281" calcext:value-type="float">
            <text:p>310281</text:p>
          </table:table-cell>
          <table:table-cell table:style-name="ce4"/>
          <table:table-cell office:value-type="float" office:value="86" calcext:value-type="float">
            <text:p>86</text:p>
          </table:table-cell>
          <table:table-cell table:style-name="ce2" table:formula="of:=MIN([gr666.E4:.E23])" office:value-type="float" office:value="5.40939943877863" calcext:value-type="float">
            <text:p>5,4093994388</text:p>
          </table:table-cell>
          <table:table-cell table:style-name="ce2" table:formula="of:=MIN([gr666.F4:.F23])" office:value-type="float" office:value="158" calcext:value-type="float">
            <text:p>158</text:p>
          </table:table-cell>
          <table:table-cell table:number-columns-repeated="231"/>
          <table:table-cell table:style-name="Default" table:number-columns-repeated="2"/>
        </table:table-row>
        <table:table-row table:style-name="ro1">
          <table:table-cell office:value-type="string" calcext:value-type="string">
            <text:p>Pior</text:p>
          </table:table-cell>
          <table:table-cell table:formula="of:=MAX([gr666.B4:.B23])" office:value-type="float" office:value="321828" calcext:value-type="float">
            <text:p>321828</text:p>
          </table:table-cell>
          <table:table-cell table:style-name="ce4"/>
          <table:table-cell office:value-type="float" office:value="294" calcext:value-type="float">
            <text:p>294</text:p>
          </table:table-cell>
          <table:table-cell table:style-name="ce2" table:formula="of:=MAX([gr666.E4:.E23])" office:value-type="float" office:value="9.33217374761345" calcext:value-type="float">
            <text:p>9,3321737476</text:p>
          </table:table-cell>
          <table:table-cell table:style-name="ce2" table:formula="of:=MAX([gr666.F4:.F23])" office:value-type="float" office:value="2068" calcext:value-type="float">
            <text:p>2068</text:p>
          </table:table-cell>
          <table:table-cell table:number-columns-repeated="231"/>
          <table:table-cell table:style-name="Default"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gr666.B4:.B23])" office:value-type="float" office:value="316392.35" calcext:value-type="float">
            <text:p>316392,35</text:p>
          </table:table-cell>
          <table:table-cell table:style-name="ce4"/>
          <table:table-cell table:formula="of:=AVERAGE([gr666.D5:.D14])" office:value-type="float" office:value="238.5" calcext:value-type="float">
            <text:p>238,5</text:p>
          </table:table-cell>
          <table:table-cell table:formula="of:=AVERAGE([gr666.E4:.E23])" office:value-type="float" office:value="7.48556179889794" calcext:value-type="float">
            <text:p>7,4855617989</text:p>
          </table:table-cell>
          <table:table-cell table:formula="of:=AVERAGE([gr666.F4:.F23])" office:value-type="float" office:value="942.65" calcext:value-type="float">
            <text:p>942,65</text:p>
          </table:table-cell>
          <table:table-cell table:number-columns-repeated="231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34"/>
          <table:table-cell table:style-name="Default" table:number-columns-repeated="2"/>
        </table:table-row>
        <table:table-row table:style-name="ro1">
          <table:table-cell office:value-type="string" calcext:value-type="string">
            <text:p>Desvio Padrão</text:p>
          </table:table-cell>
          <table:table-cell table:formula="of:=STDEV([gr666.B4:.B23])" office:value-type="float" office:value="3357.12485500692" calcext:value-type="float">
            <text:p>3357,1248550069</text:p>
          </table:table-cell>
          <table:table-cell table:style-name="ce4"/>
          <table:table-cell table:number-columns-repeated="23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3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. Júnior</meta:initial-creator>
    <meta:creation-date>2017-04-13T02:30:11.906576416</meta:creation-date>
    <dc:date>2017-04-13T03:49:02.386426303</dc:date>
    <dc:creator>G. Júnior</dc:creator>
    <meta:editing-duration>PT1M24S</meta:editing-duration>
    <meta:editing-cycles>2</meta:editing-cycles>
    <meta:generator>LibreOffice/4.3.3.2$Linux_x86 LibreOffice_project/430m0$Build-2</meta:generator>
    <meta:document-statistic meta:table-count="4" meta:cell-count="600" meta:object-count="0"/>
  </office:meta>
</office:document-meta>
</file>